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f63" officeooo:paragraph-rsid="0009cf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fka: retaintion period of msgs, pull mechanism, pub-sub , streaming, replay msgs</text:p>
      <text:p text:style-name="P1">RabitMQ: kind of pub-sub, no retaintion, push bas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13:40:29.871079639</meta:creation-date>
    <dc:date>2022-09-20T09:55:54.688134400</dc:date>
    <meta:editing-duration>PT20H5M14S</meta:editing-duration>
    <meta:editing-cycles>1</meta:editing-cycles>
    <meta:document-statistic meta:table-count="0" meta:image-count="0" meta:object-count="0" meta:page-count="1" meta:paragraph-count="2" meta:word-count="20" meta:character-count="133" meta:non-whitespace-character-count="115"/>
    <meta:generator>LibreOffice/6.4.7.2$Linux_X86_64 LibreOffice_project/40$Build-2</meta:generator>
  </office:meta>
</office:document-meta>
</file>